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9.077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2">
      <style:text-properties fo:font-weight="bold" style:font-weight-asian="bold" style:font-weight-complex="bold"/>
    </style:style>
    <style:style style:name="ce9" style:family="table-cell" style:parent-style-name="Default" style:data-style-name="N112">
      <style:text-properties fo:font-weight="normal" style:font-weight-asian="normal" style:font-weight-complex="normal"/>
    </style:style>
    <style:style style:name="ce10" style:family="table-cell" style:parent-style-name="Default" style:data-style-name="N112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1">
      <style:text-properties fo:font-weight="bold" style:font-weight-asian="bold" style:font-weight-complex="bold"/>
    </style:style>
    <style:style style:name="ce19" style:family="table-cell" style:parent-style-name="Default" style:data-style-name="N111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6368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];([.M16]+[.N16])/2;[.M16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];([.M18]+[.N18])/2;[.M1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9];([.M19]+[.N19])/2;[.M1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];([.M20]+[.N20])/2;[.M2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];([.M22]+[.N22])/2;[.M2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];([.M23]+[.N23])/2;[.M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4];([.M24]+[.N24])/2;[.M2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6];([.M26]+[.N26])/2;[.M2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9];([.M29]+[.N29])/2;[.M29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1];([.M31]+[.N31])/2;[.M3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2];([.M32]+[.N32])/2;[.M3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3];([.M33]+[.N33])/2;[.M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4];([.M34]+[.N34])/2;[.M3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35];([.M35]+[.N35])/2;[.M35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7"/>
          <table:table-cell table:style-name="ce21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6];([.M36]+[.N36])/2;[.M3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7"/>
          <table:table-cell table:style-name="ce21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7];([.M37]+[.N37])/2;[.M3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7"/>
          <table:table-cell table:style-name="ce21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7"/>
          <table:table-cell table:style-name="ce21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9];([.M39]+[.N39])/2;[.M3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0];([.M40]+[.N40])/2;[.M40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1];([.M41]+[.N41])/2;[.M4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2];([.M42]+[.N42])/2;[.M4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43];([.M43]+[.N43])/2;[.M43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5];([.M45]+[.N45])/2;[.M4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6];([.M46]+[.N46])/2;[.M4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0];([.M50]+[.N50])/2;[.M5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1];([.M51]+[.N51])/2;[.M5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3];([.M53]+[.N53])/2;[.M5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55];([.M55]+[.N55])/2;[.M55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6];([.M56]+[.N56])/2;[.M5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57];([.M57]+[.N57])/2;[.M5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8];([.M58]+[.N58])/2;[.M5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9];([.M59]+[.N59])/2;[.M5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0];([.M60]+[.N60])/2;[.M6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1];([.M61]+[.N61])/2;[.M6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2];([.M62]+[.N62])/2;[.M6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4];([.M64]+[.N64])/2;[.M6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66];([.M66]+[.N66])/2;[.M6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67];([.M67]+[.N67])/2;[.M6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69];([.M69]+[.N69])/2;[.M69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1];([.M71]+[.N71])/2;[.M7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2];([.M72]+[.N72])/2;[.M7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4];([.M74]+[.N74])/2;[.M7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7];([.M77]+[.N77])/2;[.M7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8];([.M78]+[.N78])/2;[.M7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9];([.M79]+[.N79])/2;[.M7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1];([.M81]+[.N81])/2;[.M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3];([.M83]+[.N83])/2;[.M8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90];([.M90]+[.N90])/2;[.M9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91];([.M91]+[.N91])/2;[.M91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5];([.M95]+[.N95])/2;[.M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8];([.M98]+[.N98])/2;[.M9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02];([.M102]+[.N102])/2;[.M10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03];([.M103]+[.N103])/2;[.M10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6];([.M106]+[.N106])/2;[.M10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08];([.M108]+[.N108])/2;[.M108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09];([.M109]+[.N109])/2;[.M109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0];([.M110]+[.N110])/2;[.M11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1];([.M111]+[.N111])/2;[.M1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2];([.M112]+[.N112])/2;[.M11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15];([.M115]+[.N115])/2;[.M11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6];([.M116]+[.N116])/2;[.M11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7];([.M117]+[.N117])/2;[.M11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18];([.M118]+[.N118])/2;[.M11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1];([.M121]+[.N121])/2;[.M12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22];([.M122]+[.N122])/2;[.M12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23];([.M123]+[.N123])/2;[.M12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24];([.M124]+[.N124])/2;[.M12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26];([.M126]+[.N126])/2;[.M12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27];([.M127]+[.N127])/2;[.M12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29];([.M129]+[.N129])/2;[.M12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1];([.M131]+[.N131])/2;[.M13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2];([.M132]+[.N132])/2;[.M13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3];([.M133]+[.N133])/2;[.M13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4];([.M134]+[.N134])/2;[.M13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5];([.M135]+[.N135])/2;[.M13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6];([.M136]+[.N136])/2;[.M13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7];([.M137]+[.N137])/2;[.M13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8];([.M138]+[.N138])/2;[.M13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9];([.M139]+[.N139])/2;[.M13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0];([.M140]+[.N140])/2;[.M14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1];([.M141]+[.N141])/2;[.M14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2];([.M142]+[.N142])/2;[.M14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3];([.M143]+[.N143])/2;[.M14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4];([.M144]+[.N144])/2;[.M1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5];([.M145]+[.N145])/2;[.M14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6];([.M146]+[.N146])/2;[.M14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7];([.M147]+[.N147])/2;[.M14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8];([.M148]+[.N148])/2;[.M14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9];([.M149]+[.N149])/2;[.M1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0];([.M150]+[.N150])/2;[.M15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51];([.M151]+[.N151])/2;[.M15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52];([.M152]+[.N152])/2;[.M15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53];([.M153]+[.N153])/2;[.M15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54];([.M154]+[.N154])/2;[.M154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55];([.M155]+[.N155])/2;[.M1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56];([.M156]+[.N156])/2;[.M15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57];([.M157]+[.N157])/2;[.M15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58];([.M158]+[.N158])/2;[.M15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59];([.M159]+[.N159])/2;[.M15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0];([.M160]+[.N160])/2;[.M1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61];([.M161]+[.N161])/2;[.M16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2];([.M162]+[.N162])/2;[.M16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3];([.M163]+[.N163])/2;[.M1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4];([.M164]+[.N164])/2;[.M16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5];([.M165]+[.N165])/2;[.M16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66];([.M166]+[.N166])/2;[.M16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7];([.M167]+[.N167])/2;[.M16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168];([.M168]+[.N168])/2;[.M168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9];([.M169]+[.N169])/2;[.M16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70];([.M170]+[.N170])/2;[.M170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1];([.M171]+[.N171])/2;[.M171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2];([.M172]+[.N172])/2;[.M172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3];([.M173]+[.N173])/2;[.M17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74];([.M174]+[.N174])/2;[.M17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5];([.M175]+[.N175])/2;[.M17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6];([.M176]+[.N176])/2;[.M17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7];([.M177]+[.N177])/2;[.M17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8];([.M178]+[.N178])/2;[.M17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9];([.M179]+[.N179])/2;[.M17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0];([.M180]+[.N180])/2;[.M1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1];([.M181]+[.N181])/2;[.M1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82];([.M182]+[.N182])/2;[.M18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3];([.M183]+[.N183])/2;[.M183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84];([.M184]+[.N184])/2;[.M18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5];([.M185]+[.N185])/2;[.M1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6];([.M186]+[.N186])/2;[.M1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7];([.M187]+[.N187])/2;[.M1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8];([.M188]+[.N188])/2;[.M1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89];([.M189]+[.N189])/2;[.M189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90];([.M190]+[.N190])/2;[.M19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91];([.M191]+[.N191])/2;[.M191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2];([.M192]+[.N192])/2;[.M1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93];([.M193]+[.N193])/2;[.M193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4];([.M194]+[.N194])/2;[.M194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5];([.M195]+[.N195])/2;[.M1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96];([.M196]+[.N196])/2;[.M196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7];([.M197]+[.N197])/2;[.M19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8];([.M198]+[.N198])/2;[.M198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199];([.M199]+[.N199])/2;[.M199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00];([.M200]+[.N200])/2;[.M200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01];([.M201]+[.N201])/2;[.M201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2];([.M202]+[.N202])/2;[.M2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3];([.M203]+[.N203])/2;[.M20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4];([.M204]+[.N204])/2;[.M20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05];([.M205]+[.N205])/2;[.M205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6];([.M206]+[.N206])/2;[.M20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07];([.M207]+[.N207])/2;[.M20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8];([.M208]+[.N208])/2;[.M20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9];([.M209]+[.N209])/2;[.M20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0];([.M210]+[.N210])/2;[.M21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1];([.M211]+[.N211])/2;[.M2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12];([.M212]+[.N212])/2;[.M212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3];([.M213]+[.N213])/2;[.M2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4];([.M214]+[.N214])/2;[.M2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5];([.M215]+[.N215])/2;[.M21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6];([.M216]+[.N216])/2;[.M21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17];([.M217]+[.N217])/2;[.M21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8];([.M218]+[.N218])/2;[.M21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19];([.M219]+[.N219])/2;[.M21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20];([.M220]+[.N220])/2;[.M22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21];([.M221]+[.N221])/2;[.M22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22];([.M222]+[.N222])/2;[.M22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23];([.M223]+[.N223])/2;[.M22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24];([.M224]+[.N224])/2;[.M22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225];([.M225]+[.N225])/2;[.M225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26];([.M226]+[.N226])/2;[.M22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27];([.M227]+[.N227])/2;[.M22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28];([.M228]+[.N228])/2;[.M22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29];([.M229]+[.N229])/2;[.M22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30];([.M230]+[.N230])/2;[.M23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31];([.M231]+[.N231])/2;[.M23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32];([.M232]+[.N232])/2;[.M23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33];([.M233]+[.N233])/2;[.M23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34];([.M234]+[.N234])/2;[.M23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35];([.M235]+[.N235])/2;[.M23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table:formula="of:=IF([.N236];([.M236]+[.N236])/2;[.M236])" office:value-type="float" office:value="2.5" calcext:value-type="float">
            <text:p>2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37];([.M237]+[.N237])/2;[.M23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38];([.M238]+[.N238])/2;[.M23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 table:number-rows-repeated="10483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4.2$Linux_X86_64 LibreOffice_project/40$Build-2</meta:generator>
    <dc:date>2023-01-27T14:53:01.654927034</dc:date>
    <meta:editing-duration>P10DT23H1M5S</meta:editing-duration>
    <meta:editing-cycles>138</meta:editing-cycles>
    <meta:document-statistic meta:table-count="1" meta:cell-count="3539" meta:object-count="0"/>
  </office:meta>
</office:document-meta>
</file>